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37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Table 2: Hazard ratios for S-Fail vs. S-Pos</text:p>
          </table:table-cell>
          <table:table-cell table:number-columns-repeated="1023"/>
        </table:table-row>
        <table:table-row table:style-name="ro1">
          <table:table-cell office:value-type="string">
            <text:p>Estimate</text:p>
          </table:table-cell>
          <table:table-cell office:value-type="string">
            <text:p>HR (95% CI)</text:p>
          </table:table-cell>
          <table:table-cell office:value-type="string">
            <text:p>P-value</text:p>
          </table:table-cell>
          <table:table-cell table:number-columns-repeated="1021"/>
        </table:table-row>
        <table:table-row table:style-name="ro1">
          <table:table-cell office:value-type="string">
            <text:p>Region stratified</text:p>
          </table:table-cell>
          <table:table-cell office:value-type="string">
            <text:p>0.40 (0.34-0.47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Vax adj.</text:p>
          </table:table-cell>
          <table:table-cell office:value-type="string">
            <text:p>0.39 (0.33-0.47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Demographically adj.</text:p>
          </table:table-cell>
          <table:table-cell office:value-type="string">
            <text:p>0.39 (0.30-0.5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Fully adj.</text:p>
          </table:table-cell>
          <table:table-cell office:value-type="string">
            <text:p>0.39 (0.30-0.52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Subgroup analyses</text:p>
          </table:table-cell>
          <table:table-cell table:number-columns-repeated="1023"/>
        </table:table-row>
        <table:table-row table:style-name="ro1">
          <table:table-cell office:value-type="string">
            <text:p>Epi. week</text:p>
          </table:table-cell>
          <table:table-cell/>
          <table:table-cell office:value-type="string">
            <text:p>0.7275</text:p>
          </table:table-cell>
          <table:table-cell table:number-columns-repeated="1021"/>
        </table:table-row>
        <table:table-row table:style-name="ro1">
          <table:table-cell office:value-type="string">
            <text:p>05Dec-11Dec</text:p>
          </table:table-cell>
          <table:table-cell office:value-type="string">
            <text:p>0.42 (0.15-1.16)</text:p>
          </table:table-cell>
          <table:table-cell office:value-type="string">
            <text:p>0.0945</text:p>
          </table:table-cell>
          <table:table-cell table:number-columns-repeated="1021"/>
        </table:table-row>
        <table:table-row table:style-name="ro1">
          <table:table-cell office:value-type="string">
            <text:p>12Dec-18Dec</text:p>
          </table:table-cell>
          <table:table-cell office:value-type="string">
            <text:p>0.37 (0.22-0.62)</text:p>
          </table:table-cell>
          <table:table-cell office:value-type="string">
            <text:p>0.0002</text:p>
          </table:table-cell>
          <table:table-cell table:number-columns-repeated="1021"/>
        </table:table-row>
        <table:table-row table:style-name="ro1">
          <table:table-cell office:value-type="string">
            <text:p>19Dec-25Dec</text:p>
          </table:table-cell>
          <table:table-cell office:value-type="string">
            <text:p>0.46 (0.30-0.69)</text:p>
          </table:table-cell>
          <table:table-cell office:value-type="string">
            <text:p>0.0002</text:p>
          </table:table-cell>
          <table:table-cell table:number-columns-repeated="1021"/>
        </table:table-row>
        <table:table-row table:style-name="ro1">
          <table:table-cell office:value-type="string">
            <text:p>26Dec-01Jan</text:p>
          </table:table-cell>
          <table:table-cell office:value-type="string">
            <text:p>0.32 (0.19-0.53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Vaccination</text:p>
          </table:table-cell>
          <table:table-cell/>
          <table:table-cell office:value-type="string">
            <text:p>0.0009</text:p>
          </table:table-cell>
          <table:table-cell table:number-columns-repeated="1021"/>
        </table:table-row>
        <table:table-row table:style-name="ro1">
          <table:table-cell office:value-type="string">
            <text:p>Unvax</text:p>
          </table:table-cell>
          <table:table-cell office:value-type="string">
            <text:p>0.20 (0.13-0.32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1 dose</text:p>
          </table:table-cell>
          <table:table-cell office:value-type="string">
            <text:p>0.46 (0.22-0.96)</text:p>
          </table:table-cell>
          <table:table-cell office:value-type="string">
            <text:p>0.0387</text:p>
          </table:table-cell>
          <table:table-cell table:number-columns-repeated="1021"/>
        </table:table-row>
        <table:table-row table:style-name="ro1">
          <table:table-cell office:value-type="string">
            <text:p>2 doses</text:p>
          </table:table-cell>
          <table:table-cell office:value-type="string">
            <text:p>0.56 (0.39-0.80)</text:p>
          </table:table-cell>
          <table:table-cell office:value-type="string">
            <text:p>0.0016</text:p>
          </table:table-cell>
          <table:table-cell table:number-columns-repeated="1021"/>
        </table:table-row>
        <table:table-row table:style-name="ro1">
          <table:table-cell office:value-type="string">
            <text:p>Booster</text:p>
          </table:table-cell>
          <table:table-cell office:value-type="string">
            <text:p>0.47 (0.26-0.85)</text:p>
          </table:table-cell>
          <table:table-cell office:value-type="string">
            <text:p>0.0135</text:p>
          </table:table-cell>
          <table:table-cell table:number-columns-repeated="1021"/>
        </table:table-row>
        <table:table-row table:style-name="ro1">
          <table:table-cell office:value-type="string">
            <text:p>Comorbidities</text:p>
          </table:table-cell>
          <table:table-cell/>
          <table:table-cell office:value-type="string">
            <text:p>0.9292</text:p>
          </table:table-cell>
          <table:table-cell table:number-columns-repeated="1021"/>
        </table:table-row>
        <table:table-row table:style-name="ro1">
          <table:table-cell office:value-type="string">
            <text:p>None</text:p>
          </table:table-cell>
          <table:table-cell office:value-type="string">
            <text:p>0.40 (0.29-0.54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1</text:p>
          </table:table-cell>
          <table:table-cell office:value-type="string">
            <text:p>0.36 (0.21-0.61)</text:p>
          </table:table-cell>
          <table:table-cell office:value-type="string">
            <text:p>0.0001</text:p>
          </table:table-cell>
          <table:table-cell table:number-columns-repeated="1021"/>
        </table:table-row>
        <table:table-row table:style-name="ro1">
          <table:table-cell office:value-type="string">
            <text:p>2+</text:p>
          </table:table-cell>
          <table:table-cell office:value-type="string">
            <text:p>0.41 (0.22-0.74)</text:p>
          </table:table-cell>
          <table:table-cell office:value-type="string">
            <text:p>0.0030</text:p>
          </table:table-cell>
          <table:table-cell table:number-columns-repeated="1021"/>
        </table:table-row>
        <table:table-row table:style-name="ro1">
          <table:table-cell office:value-type="string">
            <text:p>Ethnicity</text:p>
          </table:table-cell>
          <table:table-cell/>
          <table:table-cell office:value-type="string">
            <text:p>0.7114</text:p>
          </table:table-cell>
          <table:table-cell table:number-columns-repeated="1021"/>
        </table:table-row>
        <table:table-row table:style-name="ro1">
          <table:table-cell office:value-type="string">
            <text:p>White</text:p>
          </table:table-cell>
          <table:table-cell office:value-type="string">
            <text:p>0.40 (0.30-0.53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Not white</text:p>
          </table:table-cell>
          <table:table-cell office:value-type="string">
            <text:p>0.36 (0.22-0.60)</text:p>
          </table:table-cell>
          <table:table-cell office:value-type="string">
            <text:p>0.0001</text:p>
          </table:table-cell>
          <table:table-cell table:number-columns-repeated="1021"/>
        </table:table-row>
        <table:table-row table:style-name="ro1">
          <table:table-cell office:value-type="string">
            <text:p>Age group</text:p>
          </table:table-cell>
          <table:table-cell/>
          <table:table-cell office:value-type="string">
            <text:p>0.1729</text:p>
          </table:table-cell>
          <table:table-cell table:number-columns-repeated="1021"/>
        </table:table-row>
        <table:table-row table:style-name="ro1">
          <table:table-cell office:value-type="string">
            <text:p>0-39</text:p>
          </table:table-cell>
          <table:table-cell office:value-type="string">
            <text:p>0.54 (0.38-0.77)</text:p>
          </table:table-cell>
          <table:table-cell office:value-type="string">
            <text:p>0.0007</text:p>
          </table:table-cell>
          <table:table-cell table:number-columns-repeated="1021"/>
        </table:table-row>
        <table:table-row table:style-name="ro1">
          <table:table-cell office:value-type="string">
            <text:p>40-54</text:p>
          </table:table-cell>
          <table:table-cell office:value-type="string">
            <text:p>0.32 (0.21-0.48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55-64</text:p>
          </table:table-cell>
          <table:table-cell office:value-type="string">
            <text:p>0.30 (0.16-0.55)</text:p>
          </table:table-cell>
          <table:table-cell office:value-type="string">
            <text:p>0.0001</text:p>
          </table:table-cell>
          <table:table-cell table:number-columns-repeated="1021"/>
        </table:table-row>
        <table:table-row table:style-name="ro1">
          <table:table-cell office:value-type="string">
            <text:p>65-74</text:p>
          </table:table-cell>
          <table:table-cell office:value-type="string">
            <text:p>0.48 (0.21-1.09)</text:p>
          </table:table-cell>
          <table:table-cell office:value-type="string">
            <text:p>0.0798</text:p>
          </table:table-cell>
          <table:table-cell table:number-columns-repeated="1021"/>
        </table:table-row>
        <table:table-row table:style-name="ro1">
          <table:table-cell office:value-type="string">
            <text:p>75-84</text:p>
          </table:table-cell>
          <table:table-cell office:value-type="string">
            <text:p>0.37 (0.16-0.84)</text:p>
          </table:table-cell>
          <table:table-cell office:value-type="string">
            <text:p>0.0172</text:p>
          </table:table-cell>
          <table:table-cell table:number-columns-repeated="1021"/>
        </table:table-row>
        <table:table-row table:style-name="ro1">
          <table:table-cell office:value-type="string">
            <text:p>85+</text:p>
          </table:table-cell>
          <table:table-cell office:value-type="string">
            <text:p>0.16 (0.03-0.80)</text:p>
          </table:table-cell>
          <table:table-cell office:value-type="string">
            <text:p>0.0258</text:p>
          </table:table-cell>
          <table:table-cell table:number-columns-repeated="1021"/>
        </table:table-row>
        <table:table-row table:style-name="ro1">
          <table:table-cell office:value-type="string">
            <text:p>Sensitivity analyses</text:p>
          </table:table-cell>
          <table:table-cell table:number-columns-repeated="1023"/>
        </table:table-row>
        <table:table-row table:style-name="ro1">
          <table:table-cell office:value-type="string">
            <text:p>Min 14-days FU</text:p>
          </table:table-cell>
          <table:table-cell office:value-type="string">
            <text:p>0.39 (0.29-0.5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FU plus 1</text:p>
          </table:table-cell>
          <table:table-cell office:value-type="string">
            <text:p>0.39 (0.30-0.5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Fully adj. Admission</text:p>
          </table:table-cell>
          <table:table-cell office:value-type="string">
            <text:p>0.14 (0.08-0.23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Imputed ethnicity</text:p>
          </table:table-cell>
          <table:table-cell office:value-type="string">
            <text:p>0.40 (0.32-0.5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8/01/2022</text:date>, <text:time>15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8T15:21:36.63</dc:date>
    <meta:generator>OpenOffice/4.1.10$Win32 OpenOffice.org_project/4110m2$Build-9807</meta:generator>
    <meta:editing-duration>PT1M57S</meta:editing-duration>
    <meta:editing-cycles>1</meta:editing-cycles>
    <meta:document-statistic meta:table-count="1" meta:cell-count="97" meta:object-count="0"/>
  </office:meta>
</office:document-meta>
</file>